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draw:frame draw:style-name="fr1" draw:name="Объект1" text:anchor-type="as-char" svg:y="-1.108cm" svg:width="9.992cm" svg:height="2.00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reformatted_20_Text"><draw:frame draw:style-name="fr1" draw:name="Объект2" text:anchor-type="as-char" svg:y="-1.129cm" svg:width="14.739cm" svg:height="1.58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reformatted_20_Text"/>
      <text:p text:style-name="Preformatted_20_Text"/>
      <text:p text:style-name="Preformatted_20_Text"><draw:frame draw:style-name="fr1" draw:name="Объект3" text:anchor-type="as-char" svg:y="-1.605cm" svg:width="11.811cm" svg:height="3.096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<draw:frame draw:style-name="fr1" draw:name="Объект4" text:anchor-type="as-char" svg:y="-0.891cm" svg:width="13.952cm" svg:height="1.963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reformatted_20_Text"/>
      <text:p text:style-name="Preformatted_20_Text"><draw:frame draw:style-name="fr1" draw:name="Объект5" text:anchor-type="as-char" svg:y="-1.78cm" svg:width="18.336cm" svg:height="3.381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reformatted_20_Text"/>
      <text:p text:style-name="Preformatted_20_Text"/>
      <text:p text:style-name="Preformatted_20_Text"/>
      <text:p text:style-name="Preformatted_20_Text"><draw:frame draw:style-name="fr1" draw:name="Объект6" text:anchor-type="as-char" svg:y="-0.783cm" svg:width="6.08cm" svg:height="1.416cm" draw:z-index="5"><draw:object xlink:href="./Object 6" xlink:type="simple" xlink:show="embed" xlink:actuate="onLoad"/><draw:image xlink:href="./ObjectReplacements/Object 6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9-09-15T18:07:14.97</dc:date>
    <dc:creator>Илья Товстограй</dc:creator>
    <meta:generator>OpenOffice/4.1.6$Win32 OpenOffice.org_project/416m1$Build-9790</meta:generator>
    <meta:editing-duration>PT1H35M4S</meta:editing-duration>
    <meta:editing-cycles>4</meta:editing-cycles>
    <meta:document-statistic meta:table-count="0" meta:image-count="0" meta:object-count="6" meta:page-count="1" meta:paragraph-count="6" meta:word-count="0" meta:character-count="6"/>
  </office:meta>
</office:document-meta>
</file>

<file path=Object 1/content.xml><?xml version="1.0" encoding="utf-8"?>
<math xmlns="http://www.w3.org/1998/Math/MathML">
  <semantics>
    <mrow>
      <mn>1.</mn>
      <mi mathvariant="italic">Решить</mi>
      <mi mathvariant="italic">систему</mi>
      <mi mathvariant="italic">уравнений</mi>
      <mrow>
        <mo stretchy="true">{</mo>
        <mrow>
          <mrow>
            <mtable>
              <mtr>
                <mtd>
                  <mrow>
                    <mrow>
                      <mrow>
                        <mn>2x</mn>
                        <mo stretchy="false">+</mo>
                        <mn>3y</mn>
                      </mrow>
                      <mo stretchy="false">=</mo>
                      <mfrac>
                        <mrow>
                          <mn>2</mn>
                        </mrow>
                        <mrow>
                          <mn>15</mn>
                        </mrow>
                      </mfrac>
                    </mrow>
                    <mi>;</mi>
                  </mrow>
                </mtd>
              </mtr>
              <mtr>
                <mtd>
                  <mrow>
                    <mn>2</mn>
                    <mrow>
                      <msqrt>
                        <mrow>
                          <mi>x</mi>
                        </mrow>
                      </msqrt>
                      <mo stretchy="false">−</mo>
                      <mn>3</mn>
                    </mrow>
                    <mrow>
                      <mroot>
                        <mrow>
                          <mi>y</mi>
                        </mrow>
                        <mrow>
                          <mn>3</mn>
                        </mrow>
                      </mroot>
                      <mo stretchy="false">=</mo>
                      <mn>42.</mn>
                    </mrow>
                  </mrow>
                </mtd>
              </mtr>
            </mtable>
          </mrow>
        </mrow>
      </mrow>
    </mrow>
    <annotation encoding="StarMath 5.0">1. Решить систему уравнений    
left lbrace alignl {stack{
2x + 3y = {2} over {15};#
2 sqrt{x} - 3 nroot{3}{y} = 42.}
} right none</annotation>
  </semantics>
</math>
</file>

<file path=Object 2/content.xml><?xml version="1.0" encoding="utf-8"?>
<math xmlns="http://www.w3.org/1998/Math/MathML">
  <semantics>
    <mrow>
      <mn>2.</mn>
      <mi mathvariant="italic">Исследовать</mi>
      <mi mathvariant="italic">зависимость</mi>
      <mi mathvariant="italic">выражения</mi>
      <mfrac>
        <mrow>
          <mrow>
            <msup>
              <mo stretchy="false">β</mo>
              <mrow>
                <mn>2</mn>
              </mrow>
            </msup>
            <mo stretchy="false">+</mo>
            <mrow>
              <munder>
                <mi>lim</mi>
                <mrow>
                  <mo stretchy="false">β</mo>
                  <mo stretchy="false">→</mo>
                  <mn>0</mn>
                </mrow>
              </munder>
              <msup>
                <mn>2</mn>
                <mrow>
                  <mo stretchy="false">β</mo>
                </mrow>
              </msup>
            </mrow>
          </mrow>
        </mrow>
        <mrow>
          <mo stretchy="false">ψ</mo>
          <mrow>
            <mrow>
              <mo stretchy="false">(</mo>
              <mrow>
                <mo stretchy="false">β</mo>
              </mrow>
              <mo stretchy="false">)</mo>
            </mrow>
            <mo stretchy="false">±</mo>
            <mn>1</mn>
          </mrow>
        </mrow>
      </mfrac>
      <mi mathvariant="italic">от</mi>
      <mi mathvariant="italic">параметра</mi>
      <mfrac>
        <mrow>
          <msqrt>
            <mrow>
              <mo stretchy="false">β</mo>
            </mrow>
          </msqrt>
        </mrow>
        <mrow>
          <mn>3</mn>
        </mrow>
      </mfrac>
    </mrow>
    <annotation encoding="StarMath 5.0">2. Исследовать зависимость выражения {%beta^{2}+lim from %beta toward 0 2^{%beta} } over {%psi(%beta) +- 1} от параметра {sqrt{%beta} } over {3} </annotation>
  </semantics>
</math>
</file>

<file path=Object 3/content.xml><?xml version="1.0" encoding="utf-8"?>
<math xmlns="http://www.w3.org/1998/Math/MathML">
  <semantics>
    <mtable>
      <mtr>
        <mtd>
          <mrow>
            <mn>3.</mn>
            <mi mathvariant="italic">Вычислить</mi>
            <mi mathvariant="italic">значение</mi>
            <mi mathvariant="italic">интеграла</mi>
            <mfrac>
              <mrow>
                <munderover>
                  <mo stretchy="false">∫</mo>
                  <mn>0</mn>
                  <mo stretchy="false">∞</mo>
                </munderover>
                <mrow>
                  <mi mathvariant="italic">dx</mi>
                </mrow>
              </mrow>
              <mrow>
                <mi>sin</mi>
                <mrow>
                  <mrow>
                    <mo stretchy="false">(</mo>
                    <mrow>
                      <mi>x</mi>
                    </mrow>
                    <mo stretchy="false">)</mo>
                  </mrow>
                  <mo stretchy="false">+</mo>
                  <mo stretchy="false">λ</mo>
                </mrow>
                <mi>x</mi>
              </mrow>
            </mfrac>
            <mi mathvariant="italic">при</mi>
            <mrow>
              <mo stretchy="false">λ</mo>
              <mo stretchy="false">∈</mo>
              <mo stretchy="false">Λ</mo>
            </mrow>
            <mn>.</mn>
          </mrow>
        </mtd>
      </mtr>
      <mtr>
        <mtd>
          <mrow>
            <mi mathvariant="italic">Сравнить</mi>
            <mi mathvariant="italic">его</mi>
            <mi mathvariant="italic">со</mi>
            <mi mathvariant="italic">значением</mi>
            <mi mathvariant="italic">ряда</mi>
            <mrow>
              <munderover>
                <mo stretchy="false">∑</mo>
                <mrow>
                  <mrow>
                    <mi>k</mi>
                    <mo stretchy="false">=</mo>
                    <mn>1</mn>
                  </mrow>
                </mrow>
                <mo stretchy="false">∞</mo>
              </munderover>
              <mrow>
                <mo stretchy="false">(</mo>
                <mrow>
                  <mrow>
                    <mrow>
                      <msub>
                        <mi>a</mi>
                        <mi>k</mi>
                      </msub>
                      <mo stretchy="false">+</mo>
                      <mfrac>
                        <mn>2</mn>
                        <mn>5</mn>
                      </mfrac>
                    </mrow>
                  </mrow>
                </mrow>
                <mo stretchy="false">)</mo>
              </mrow>
            </mrow>
            <mn>.</mn>
          </mrow>
        </mtd>
      </mtr>
    </mtable>
    <annotation encoding="StarMath 5.0">3. Вычислить значение интеграла int from 0 to infinity {dx} over {sin(x) + %lambda x }   при %lambda in %LAMBDA . newline Сравнить его со значением ряда sum from { k = 1 } to infinity ({ a_k + 2 over 5}).  </annotation>
  </semantics>
</math>
</file>

<file path=Object 4/content.xml><?xml version="1.0" encoding="utf-8"?>
<math xmlns="http://www.w3.org/1998/Math/MathML">
  <semantics>
    <mtable>
      <mtr>
        <mtd>
          <mrow>
            <mn>4.</mn>
            <mi mathvariant="italic">Формула</mi>
            <mi mathvariant="italic">интегрирования</mi>
            <mi mathvariant="italic">по</mi>
            <mi mathvariant="italic">частям</mi>
            <mi>в</mi>
            <mi mathvariant="italic">определенном</mi>
            <mi mathvariant="italic">интеграле</mi>
            <mi mathvariant="normal">:</mi>
          </mrow>
        </mtd>
      </mtr>
      <mtr>
        <mtd>
          <mrow>
            <mrow>
              <munderover>
                <mo stretchy="false">∫</mo>
                <mi>a</mi>
                <mi>b</mi>
              </munderover>
              <mrow>
                <mi>u</mi>
                <mrow>
                  <mo stretchy="false">(</mo>
                  <mrow>
                    <mi>x</mi>
                  </mrow>
                  <mo stretchy="false">)</mo>
                </mrow>
                <mi>v</mi>
                <mi>'</mi>
                <mrow>
                  <mo stretchy="false">(</mo>
                  <mrow>
                    <mi>x</mi>
                  </mrow>
                  <mo stretchy="false">)</mo>
                </mrow>
                <mrow>
                  <mi mathvariant="italic">dx</mi>
                  <mo stretchy="false">=</mo>
                  <mi>u</mi>
                </mrow>
                <mrow>
                  <mo stretchy="false">(</mo>
                  <mrow>
                    <mi>x</mi>
                  </mrow>
                  <mo stretchy="false">)</mo>
                </mrow>
                <mi>v</mi>
                <mrow>
                  <mo stretchy="false">(</mo>
                  <mrow>
                    <mi>x</mi>
                  </mrow>
                  <mo stretchy="false">)</mo>
                </mrow>
                <mrow>
                  <msubsup>
                    <mrow>
                      <mo stretchy="false">∣</mo>
                    </mrow>
                    <mrow>
                      <mi>a</mi>
                    </mrow>
                    <mi>b</mi>
                  </msubsup>
                  <mo stretchy="false">−</mo>
                  <mrow>
                    <munderover>
                      <mo stretchy="false">∫</mo>
                      <mi>a</mi>
                      <mi>b</mi>
                    </munderover>
                    <mrow>
                      <mi>v</mi>
                      <mrow>
                        <mo stretchy="false">(</mo>
                        <mrow>
                          <mi>x</mi>
                        </mrow>
                        <mo stretchy="false">)</mo>
                      </mrow>
                      <mi>u</mi>
                      <mi>'</mi>
                      <mrow>
                        <mo stretchy="false">(</mo>
                        <mrow>
                          <mi>x</mi>
                        </mrow>
                        <mo stretchy="false">)</mo>
                      </mrow>
                      <mi mathvariant="italic">dx</mi>
                    </mrow>
                  </mrow>
                </mrow>
              </mrow>
            </mrow>
          </mrow>
        </mtd>
      </mtr>
    </mtable>
    <annotation encoding="StarMath 5.0">4. Формула интегрирования по частям в определенном интеграле: newline int from a to b { u(x)v'(x)dx = u(x)v(x) left none mline right none_{a}^b - int from a to b{v(x)u'(x)dx}}</annotation>
  </semantics>
</math>
</file>

<file path=Object 5/content.xml><?xml version="1.0" encoding="utf-8"?>
<math xmlns="http://www.w3.org/1998/Math/MathML">
  <semantics>
    <mtable>
      <mtr>
        <mtd>
          <mrow>
            <mn>5.</mn>
            <mi mathvariant="italic">Если</mi>
            <mrow>
              <mover accent="true">
                <mi>a</mi>
                <mo stretchy="false">̄</mo>
              </mover>
              <mo stretchy="false">=</mo>
              <mfenced open="{" close="}">
                <mrow>
                  <mrow>
                    <msub>
                      <mi>a</mi>
                      <mi>x</mi>
                    </msub>
                    <mi>,</mi>
                    <msub>
                      <mi>a</mi>
                      <mi>y</mi>
                    </msub>
                    <mi>,</mi>
                    <msub>
                      <mi>a</mi>
                      <mi>z</mi>
                    </msub>
                  </mrow>
                </mrow>
              </mfenced>
            </mrow>
            <mi>и</mi>
            <mrow>
              <mover accent="true">
                <mi>b</mi>
                <mo stretchy="false">̄</mo>
              </mover>
              <mo stretchy="false">=</mo>
              <mfenced open="{" close="}">
                <mrow>
                  <mrow>
                    <msub>
                      <mi>b</mi>
                      <mi>x</mi>
                    </msub>
                    <mi>,</mi>
                    <msub>
                      <mi>b</mi>
                      <mi>y</mi>
                    </msub>
                    <mi>,</mi>
                    <msub>
                      <mi>b</mi>
                      <mi>z</mi>
                    </msub>
                  </mrow>
                </mrow>
              </mfenced>
            </mrow>
            <mi>,</mi>
            <mi mathvariant="italic">то</mi>
          </mrow>
        </mtd>
      </mtr>
      <mtr>
        <mtd>
          <mrow>
            <mrow>
              <mrow>
                <mover accent="true">
                  <mi>a</mi>
                  <mo stretchy="false">̄</mo>
                </mover>
                <mo stretchy="false">×</mo>
                <mover accent="true">
                  <mi>b</mi>
                  <mo stretchy="false">̄</mo>
                </mover>
              </mrow>
              <mo stretchy="false">=</mo>
              <mfenced open="[" close="]">
                <mrow>
                  <mtable>
                    <mtr>
                      <mtd>
                        <mrow>
                          <mover accent="true">
                            <mi>i</mi>
                            <mo stretchy="false">̄</mo>
                          </mover>
                        </mrow>
                      </mtd>
                      <mtd>
                        <mrow>
                          <mover accent="true">
                            <mi>j</mi>
                            <mo stretchy="false">̄</mo>
                          </mover>
                        </mrow>
                      </mtd>
                      <mtd>
                        <mrow>
                          <mover accent="true">
                            <mi>k</mi>
                            <mo stretchy="false">̄</mo>
                          </mover>
                        </mrow>
                      </mtd>
                    </mtr>
                    <mtr>
                      <mtd>
                        <mrow>
                          <msub>
                            <mi>a</mi>
                            <mi>x</mi>
                          </msub>
                        </mrow>
                      </mtd>
                      <mtd>
                        <mrow>
                          <msub>
                            <mi>a</mi>
                            <mi>y</mi>
                          </msub>
                        </mrow>
                      </mtd>
                      <mtd>
                        <mrow>
                          <msub>
                            <mi>a</mi>
                            <mi>z</mi>
                          </msub>
                        </mrow>
                      </mtd>
                    </mtr>
                    <mtr>
                      <mtd>
                        <mrow>
                          <msub>
                            <mi>b</mi>
                            <mi>x</mi>
                          </msub>
                        </mrow>
                      </mtd>
                      <mtd>
                        <mrow>
                          <msub>
                            <mi>b</mi>
                            <mi>y</mi>
                          </msub>
                        </mrow>
                      </mtd>
                      <mtd>
                        <mrow>
                          <msub>
                            <mi>b</mi>
                            <mi>z</mi>
                          </msub>
                        </mrow>
                      </mtd>
                    </mtr>
                  </mtable>
                </mrow>
              </mfenced>
            </mrow>
            <mi>,</mi>
          </mrow>
        </mtd>
      </mtr>
      <mtr>
        <mtd>
          <mrow>
            <mi mathvariant="italic">где</mi>
            <mover accent="true">
              <mi>i</mi>
              <mo stretchy="false">̄</mo>
            </mover>
            <mi>,</mi>
            <mover accent="true">
              <mi>j</mi>
              <mo stretchy="false">̄</mo>
            </mover>
            <mi>,</mi>
            <mrow>
              <mover accent="true">
                <mi>k</mi>
                <mo stretchy="false">̄</mo>
              </mover>
              <mo stretchy="false">−</mo>
              <mi mathvariant="italic">единичные</mi>
            </mrow>
            <mi mathvariant="italic">векторы</mi>
            <mi>,</mi>
            <mi mathvariant="italic">направленные</mi>
            <mi mathvariant="italic">по</mi>
            <mi mathvariant="italic">соответствующим</mi>
            <mi mathvariant="italic">осям</mi>
            <mi mathvariant="italic">координат.</mi>
          </mrow>
        </mtd>
      </mtr>
    </mtable>
    <annotation encoding="StarMath 5.0">5. Если bar a = left lbrace {a_x, a_y, a_z} right rbrace и bar b = left lbrace {b_x, b_y, b_z} right rbrace, то newline bar a times bar b = left[matrix{bar i#bar j#bar k##a_x#a_y#a_z##b_x#b_y#b_z}right], newline где bar i, bar j, bar k - единичные векторы, направленные по соответствующим осям координат.</annotation>
  </semantics>
</math>
</file>

<file path=Object 6/content.xml><?xml version="1.0" encoding="utf-8"?>
<math xmlns="http://www.w3.org/1998/Math/MathML">
  <semantics>
    <mrow>
      <mn>6.</mn>
      <mfenced open="{" close="}">
        <mrow>
          <mrow>
            <mrow>
              <mfrac>
                <mrow>
                  <mi>w</mi>
                </mrow>
                <mrow>
                  <mn>2</mn>
                </mrow>
              </mfrac>
              <mo stretchy="false">≤</mo>
              <mn>4</mn>
            </mrow>
          </mrow>
        </mrow>
      </mfenced>
      <mrow>
        <mrow>
          <mo stretchy="false">∣</mo>
          <mrow>
            <mrow>
              <mfenced open="∣" close="∣">
                <mrow>
                  <mi>w</mi>
                </mrow>
              </mfenced>
              <mo stretchy="false">≤</mo>
              <mo stretchy="false">ξ</mo>
            </mrow>
          </mrow>
        </mrow>
      </mrow>
      <mtable>
        <mtr>
          <mtd>
            <mrow>
              <mtext/>
            </mrow>
          </mtd>
        </mtr>
        <mtr>
          <mtd>
            <mrow>
              <mo stretchy="false">→</mo>
            </mrow>
          </mtd>
        </mtr>
        <mtr>
          <mtd>
            <mrow>
              <mo stretchy="false">ξ</mo>
              <mo stretchy="false">→</mo>
              <mo stretchy="false">∞</mo>
            </mrow>
          </mtd>
        </mtr>
      </mtable>
      <munder>
        <munder>
          <mrow>
            <mn>11</mn>
            <mo stretchy="false">…</mo>
            <mn>1</mn>
          </mrow>
          <mo stretchy="false">⏟</mo>
        </munder>
        <mrow>
          <mi>w</mi>
          <mi mathvariant="italic">раз</mi>
        </mrow>
      </munder>
    </mrow>
    <annotation encoding="StarMath 5.0">6. left lbrace {{w} over {2} &lt;= 4 } right rbrace left none mline abs{w} &lt;= %xi right none stack{ "" # rightarrow # %xi rightarrow infinity }  {11 dotslow 1} underbrace {w раз}
</annotation>
  </semantics>
</math>
</file>